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6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P3"><text:text-input text:description="&lt;o.partner_id.firstname&gt;">&lt;o.partner_id.firstname&gt;</text:text-input> <text:text-input text:description="&lt;o.partner_id.name&gt;">&lt;o.partner_id.name&gt;</text:text-input> (né le <text:text-input text:description="&lt;formatLang(o.partner_id.dob,date=True)&gt;">partner_id.dob</text:text-input>)</text:p>
      <text:p text:style-name="P2">COMPTE RENDU DE CONSULTATION : <text:text-input text:description="&lt;o.meeting_id.datewotime&gt;">&lt;o.meeting_id.datewotime&gt;</text:text-input></text:p>
      <text:p text:style-name="P1">Motif :<text:text-input text:description="&lt;o.meeting_id.motive.name&gt;">&lt;o.meeting_id.motive.name&gt;</text:text-input> <text:text-input text:description="&lt;o.meeting_id.motive_comment&gt;">&lt;o.meeting_id.motive_comment&gt;</text:text-input> <text:text-input text:description="&lt;o.meeting_id.chief_complaint&gt;">&lt;o.meeting_id.chief_complaint&gt;</text:text-input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1"><text:text-input text:description="&lt;for each=&quot;line in o.meeting_id.tono_ids&quot;&gt;">&lt;for each="line in o.meeting_id.tono_ids"&gt;</text:text-input></text:p>
            <text:p text:style-name="P1"><text:text-input text:description="&lt;line.iop_od&gt;">&lt;line.iop_od&gt;</text:text-input></text:p>
            <text:p text:style-name="P1"><text:text-input text:description="&lt;/for&gt;">&lt;/for&gt;</text:text-input></text:p>
          </table:table-cell>
          <table:table-cell table:style-name="Tableau1.B1" office:value-type="string">
            <text:p text:style-name="P1"><text:text-input text:description="&lt;for each=&quot;line in o.meeting_id.tono_ids&quot;&gt;">&lt;for each="line in o.meeting_id.tono_ids"&gt;</text:text-input></text:p>
            <text:p text:style-name="P1"><text:text-input text:description="&lt;line.iop_os&gt;">&lt;line.iop_os&gt;</text:text-input></text:p>
            <text:p text:style-name="P1"><text:text-input text:description="&lt;/for&gt;">&lt;/for&gt;</text:text-input></text:p>
          </table:table-cell>
        </table:table-row>
        <table:table-row>
          <table:table-cell table:style-name="Tableau1.A1" office:value-type="string">
            <text:p text:style-name="P1"><text:text-input text:description="&lt;for each='line in o.meeting_id.sle_ids'&gt;">&lt;for each='line in o.meeting_id.sle_ids'&gt;</text:text-input></text:p>
            <text:p text:style-name="P1"><text:text-input text:description="&lt;line.as_od&gt;">as_od</text:text-input></text:p>
            <text:p text:style-name="P1"><text:text-input text:description="&lt;/for&gt;">&lt;/for&gt;</text:text-input></text:p>
          </table:table-cell>
          <table:table-cell table:style-name="Tableau1.B1" office:value-type="string">
            <text:p text:style-name="P1"><text:text-input text:description="&lt;for each='line in o.meeting_id.sle_ids'&gt;">&lt;for each='line in o.meeting_id.sle_ids'&gt;</text:text-input></text:p>
            <text:p text:style-name="P1"><text:text-input text:description="&lt;line.as_os&gt;">as_os</text:text-input></text:p>
            <text:p text:style-name="P1"><text:text-input text:description="&lt;/for&gt;">&lt;/for&gt;</text:text-input></text:p>
          </table:table-cell>
        </table:table-row>
        <table:table-row>
          <table:table-cell table:style-name="Tableau1.A1" office:value-type="string">
            <text:p text:style-name="P1"><text:text-input text:description="&lt;for each='line in o.meeting_id.sle_ids'&gt;">&lt;for each='line in o.meeting_id.refraction_ids'&gt;</text:text-input></text:p>
            <text:p text:style-name="P1"><text:text-input text:description="&lt;line.ps_od&gt;">ps_od</text:text-input></text:p>
            <text:p text:style-name="P1"><text:text-input text:description="&lt;/for&gt;">&lt;/for&gt;</text:text-input></text:p>
          </table:table-cell>
          <table:table-cell table:style-name="Tableau1.B1" office:value-type="string">
            <text:p text:style-name="P1"><text:text-input text:description="&lt;for each='line in o.meeting_id.sle_ids'&gt;">&lt;for each='line in o.meeting_id.refraction_ids'&gt;</text:text-input></text:p>
            <text:p text:style-name="P1"><text:text-input text:description="&lt;line.ps_os&gt;">ps_os</text:text-input></text:p>
            <text:p text:style-name="P1"><text:text-input text:description="&lt;/for&gt;">&lt;/for&gt;</text:text-input>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5-05T00:22:46</dc:date>
    <meta:editing-duration>PT2H44M38S</meta:editing-duration>
    <meta:editing-cycles>45</meta:editing-cycles>
    <dc:creator>Laurent FRANCOIS</dc:creator>
    <meta:document-statistic meta:table-count="1" meta:image-count="0" meta:object-count="0" meta:page-count="1" meta:paragraph-count="22" meta:word-count="54" meta:character-count="606" meta:non-whitespace-character-count="574"/>
  </office:meta>
</office:document-meta>
</file>